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hilanka" svg:font-family="Chilanka" style:font-pitch="variable"/>
    <style:font-face style:name="Lohit Devanagari" svg:font-family="'Lohit Devanagari'"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Manjari Bold1" fo:font-size="18pt" officeooo:rsid="000553a3" officeooo:paragraph-rsid="000553a3" style:font-size-asian="15.75pt" style:font-size-complex="18pt"/>
    </style:style>
    <style:style style:name="P2" style:family="paragraph" style:parent-style-name="Standard">
      <style:paragraph-properties fo:text-align="start" style:justify-single-word="false"/>
      <style:text-properties style:font-name="Manjari Bold" fo:font-size="16pt" officeooo:rsid="000553a3" officeooo:paragraph-rsid="000553a3" style:font-size-asian="14pt" style:font-size-complex="16pt"/>
    </style:style>
    <style:style style:name="P3" style:family="paragraph" style:parent-style-name="Standard">
      <style:paragraph-properties fo:text-align="start" style:justify-single-word="false"/>
      <style:text-properties style:font-name="Manjari Bold" fo:font-size="16pt" officeooo:rsid="000778d2" officeooo:paragraph-rsid="000778d2" style:font-size-asian="14pt" style:font-size-complex="16pt"/>
    </style:style>
    <style:style style:name="P4" style:family="paragraph" style:parent-style-name="Standard">
      <style:paragraph-properties fo:text-align="start" style:justify-single-word="false"/>
      <style:text-properties style:font-name="Chilanka" fo:font-size="16pt" fo:font-weight="bold" officeooo:rsid="0008247c" officeooo:paragraph-rsid="000553a3"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Manjari Bold1" fo:font-size="28pt" style:text-underline-style="solid" style:text-underline-width="auto" style:text-underline-color="font-color" fo:font-weight="bold" officeooo:rsid="0003fda2" officeooo:paragraph-rsid="0003fda2" style:font-size-asian="28pt" style:font-weight-asian="bold" style:font-size-complex="28pt" style:font-weight-complex="bold"/>
    </style:style>
    <style:style style:name="P6" style:family="paragraph" style:parent-style-name="Standard">
      <style:paragraph-properties fo:text-align="center" style:justify-single-word="false"/>
      <style:text-properties style:font-name="Manjari Bold1" fo:font-size="28pt" style:text-underline-style="solid" style:text-underline-width="auto" style:text-underline-color="font-color" fo:font-weight="bold" officeooo:rsid="0011f428" officeooo:paragraph-rsid="0011f428" style:font-size-asian="28pt" style:font-weight-asian="bold" style:font-size-complex="28pt" style:font-weight-complex="bold"/>
    </style:style>
    <style:style style:name="P7" style:family="paragraph" style:parent-style-name="Standard">
      <style:paragraph-properties fo:text-align="center" style:justify-single-word="false"/>
      <style:text-properties style:font-name="Manjari Bold1" fo:font-size="28pt" style:text-underline-style="solid" style:text-underline-width="auto" style:text-underline-color="font-color" fo:font-weight="bold" officeooo:rsid="000553a3" officeooo:paragraph-rsid="000553a3" style:font-size-asian="28pt" style:font-weight-asian="bold" style:font-size-complex="28pt" style:font-weight-complex="bold"/>
    </style:style>
    <style:style style:name="P8"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553a3" officeooo:paragraph-rsid="00095bbb" style:font-size-asian="18pt" style:font-style-asian="italic" style:font-weight-asian="bold" style:font-size-complex="18pt" style:font-style-complex="italic" style:font-weight-complex="bold"/>
    </style:style>
    <style:style style:name="P9"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692ae" officeooo:paragraph-rsid="000692ae"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officeooo:rsid="000778d2" officeooo:paragraph-rsid="000778d2" style:font-size-asian="18pt" style:font-style-asian="italic" style:font-size-complex="18pt" style:font-style-complex="italic"/>
    </style:style>
    <style:style style:name="P11" style:family="paragraph" style:parent-style-name="Standard">
      <style:paragraph-properties fo:text-align="start" style:justify-single-word="false"/>
      <style:text-properties style:font-name="Manjari Bold" fo:font-size="18pt" fo:font-weight="normal" officeooo:rsid="0005ab1d" officeooo:paragraph-rsid="000bc257"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style:font-name="Manjari Bold" fo:font-size="16pt" fo:font-style="normal" style:text-underline-style="none" fo:font-weight="bold" officeooo:rsid="000553a3" officeooo:paragraph-rsid="00095bbb"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style:font-name="Manjari Bold" fo:font-size="16pt" fo:font-style="normal" style:text-underline-style="none" fo:font-weight="bold" officeooo:rsid="0005ab1d" officeooo:paragraph-rsid="00095bbb" style:font-size-asian="16pt" style:font-style-asian="normal" style:font-weight-asian="bold" style:font-size-complex="16pt" style:font-style-complex="normal" style:font-weight-complex="bold"/>
    </style:style>
    <style:style style:name="P14" style:family="paragraph" style:parent-style-name="Standard">
      <style:text-properties style:font-name="Manjari Bold" fo:font-size="16pt" style:font-size-asian="16pt" style:font-size-complex="16pt"/>
    </style:style>
    <style:style style:name="P15" style:family="paragraph" style:parent-style-name="Standard">
      <style:paragraph-properties fo:text-align="start" style:justify-single-word="false"/>
      <style:text-properties style:font-name="Manjari Bold" fo:font-size="16pt" officeooo:rsid="000692ae" officeooo:paragraph-rsid="0005ab1d" style:font-size-asian="16pt" style:font-size-complex="16pt"/>
    </style:style>
    <style:style style:name="P16" style:family="paragraph" style:parent-style-name="Standard">
      <style:paragraph-properties fo:text-align="start" style:justify-single-word="false"/>
      <style:text-properties style:font-name="Manjari Bold" fo:font-size="16pt" officeooo:rsid="000692ae" officeooo:paragraph-rsid="000692ae" style:font-size-asian="14pt" style:font-size-complex="16pt"/>
    </style:style>
    <style:style style:name="P17" style:family="paragraph" style:parent-style-name="Standard">
      <style:paragraph-properties fo:text-align="justify" style:justify-single-word="false"/>
      <style:text-properties style:font-name="Manjari Bold" fo:font-size="16pt" officeooo:rsid="000778d2" officeooo:paragraph-rsid="000778d2" style:font-size-asian="14pt" style:font-size-complex="16pt"/>
    </style:style>
    <style:style style:name="P18" style:family="paragraph" style:parent-style-name="Standard">
      <style:paragraph-properties fo:text-align="justify" style:justify-single-word="false"/>
      <style:text-properties style:font-name="Manjari Bold" fo:font-size="16pt" fo:font-weight="bold" officeooo:rsid="000778d2" officeooo:paragraph-rsid="000778d2" style:font-size-asian="16pt" style:font-weight-asian="bold" style:font-size-complex="16pt" style:font-weight-complex="bold"/>
    </style:style>
    <style:style style:name="P19" style:family="paragraph" style:parent-style-name="Standard">
      <style:paragraph-properties fo:text-align="justify" style:justify-single-word="false"/>
      <style:text-properties style:font-name="Manjari Bold" fo:font-size="16pt" fo:font-weight="bold" officeooo:rsid="0005ab1d" officeooo:paragraph-rsid="0005ab1d"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font-name="Manjari Bold" fo:font-size="14pt" officeooo:rsid="0005ab1d" officeooo:paragraph-rsid="000553a3" style:font-size-asian="12.25pt" style:font-size-complex="14pt"/>
    </style:style>
    <style:style style:name="P21" style:family="paragraph" style:parent-style-name="Standard">
      <style:paragraph-properties fo:text-align="start" style:justify-single-word="false"/>
      <style:text-properties style:font-name="Manjari Bold" fo:font-size="14pt" officeooo:rsid="0005ab1d" officeooo:paragraph-rsid="0005ab1d" style:font-size-asian="12.25pt" style:font-size-complex="14pt"/>
    </style:style>
    <style:style style:name="T1" style:family="text">
      <style:text-properties officeooo:rsid="0008d061"/>
    </style:style>
    <style:style style:name="T2"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3" style:family="text">
      <style:text-properties style:font-name="Ubuntu" fo:font-size="14pt" style:font-size-asian="12.25pt" style:font-size-complex="14pt"/>
    </style:style>
    <style:style style:name="T4"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5"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officeooo:rsid="000c5206"/>
    </style:style>
    <style:style style:name="T8" style:family="text">
      <style:text-properties style:font-name="Chilanka" fo:font-weight="bold" style:font-size-asian="16pt" style:font-weight-asian="bold" style:font-weight-complex="bold"/>
    </style:style>
    <style:style style:name="T9" style:family="text">
      <style:text-properties style:font-name="Chilanka" fo:font-weight="bold" officeooo:rsid="0008247c" style:font-size-asian="16pt" style:font-weight-asian="bold" style:font-weight-complex="bold"/>
    </style:style>
    <style:style style:name="T10" style:family="text">
      <style:text-properties style:font-name="Chilanka" fo:font-weight="bold" officeooo:rsid="000c5206" style:font-size-asian="16pt" style:font-weight-asian="bold" style:font-weight-complex="bold"/>
    </style:style>
    <style:style style:name="T11" style:family="text">
      <style:text-properties style:font-name="Chilanka" fo:font-weight="bold" officeooo:rsid="000e421b" style:font-size-asian="16pt" style:font-weight-asian="bold" style:font-weight-complex="bold"/>
    </style:style>
    <style:style style:name="T12" style:family="text">
      <style:text-properties style:font-name="Chilanka" fo:font-weight="bold" officeooo:rsid="000fd880" style:font-size-asian="16pt" style:font-weight-asian="bold" style:font-weight-complex="bold"/>
    </style:style>
    <style:style style:name="T13" style:family="text">
      <style:text-properties style:font-name="Chilanka" fo:font-weight="bold" officeooo:rsid="00113b1a" style:font-size-asian="16pt" style:font-weight-asian="bold" style:font-weight-complex="bold"/>
    </style:style>
    <style:style style:name="T14" style:family="text">
      <style:text-properties style:font-name="Chilanka" fo:font-size="16pt" style:font-size-asian="16pt" style:font-size-complex="16pt"/>
    </style:style>
    <style:style style:name="T15" style:family="text">
      <style:text-properties style:font-name="Chilanka" fo:font-size="16pt" fo:font-style="normal" style:text-underline-style="none" style:font-size-asian="16pt" style:font-style-asian="normal" style:font-size-complex="16pt" style:font-style-complex="normal"/>
    </style:style>
    <style:style style:name="T16" style:family="text">
      <style:text-properties style:font-name="Chilanka" fo:font-size="16pt" fo:font-style="normal" style:text-underline-style="none" officeooo:rsid="0005ab1d" style:font-size-asian="16pt" style:font-style-asian="normal" style:font-size-complex="16pt" style:font-style-complex="normal"/>
    </style:style>
    <style:style style:name="T17" style:family="text">
      <style:text-properties style:font-name="Chilanka" fo:font-size="16pt" fo:font-style="normal" style:text-underline-style="none" officeooo:rsid="00095bbb" style:font-size-asian="16pt" style:font-style-asian="normal" style:font-size-complex="16pt" style:font-style-complex="normal"/>
    </style:style>
    <style:style style:name="T18" style:family="text">
      <style:text-properties style:font-name="Chilanka" fo:font-size="16pt" fo:font-style="normal" style:text-underline-style="none" officeooo:rsid="00113b1a" style:font-size-asian="16pt" style:font-style-asian="normal" style:font-size-complex="16pt" style:font-style-complex="normal"/>
    </style:style>
    <style:style style:name="T19" style:family="text">
      <style:text-properties style:font-name="Chilanka" fo:font-size="16pt" fo:font-weight="bold" style:font-size-asian="16pt" style:font-weight-asian="bold" style:font-size-complex="16pt" style:font-weight-complex="bold"/>
    </style:style>
    <style:style style:name="T20" style:family="text">
      <style:text-properties style:font-name="Chilanka" fo:font-size="16pt" fo:font-weight="bold" officeooo:rsid="000d7434" style:font-size-asian="16pt" style:font-weight-asian="bold" style:font-size-complex="16pt" style:font-weight-complex="bold"/>
    </style:style>
    <style:style style:name="T21" style:family="text">
      <style:text-properties style:font-name="Chilanka" fo:font-size="16pt" fo:font-weight="bold" officeooo:rsid="000692ae" style:font-size-asian="16pt" style:font-weight-asian="bold" style:font-size-complex="16pt" style:font-weight-complex="bold"/>
    </style:style>
    <style:style style:name="T22" style:family="text">
      <style:text-properties style:font-name="Chilanka" fo:font-size="16pt" fo:font-weight="bold" officeooo:rsid="00113b1a" style:font-size-asian="16pt" style:font-weight-asian="bold" style:font-size-complex="16pt" style:font-weight-complex="bold"/>
    </style:style>
    <style:style style:name="T23" style:family="text">
      <style:text-properties officeooo:rsid="00095bbb"/>
    </style:style>
    <style:style style:name="T24" style:family="text">
      <style:text-properties officeooo:rsid="000b0570"/>
    </style:style>
    <style:style style:name="T25" style:family="text">
      <style:text-properties officeooo:rsid="000e421b"/>
    </style:style>
    <style:style style:name="T26" style:family="text">
      <style:text-properties officeooo:rsid="0005ab1d"/>
    </style:style>
    <style:style style:name="T27" style:family="text">
      <style:text-properties officeooo:rsid="000fd880"/>
    </style:style>
    <style:style style:name="T28" style:family="text">
      <style:text-properties style:text-position="sub 58%" style:font-name="Chilanka" fo:font-weight="bold" officeooo:rsid="000fd880" style:font-size-asian="16pt" style:font-weight-asian="bold" style:font-weight-complex="bold"/>
    </style:style>
    <style:style style:name="T29" style:family="text">
      <style:text-properties style:text-position="sub 58%" style:font-name="Ubuntu" fo:font-weight="bold" officeooo:rsid="000fd880" style:font-size-asian="16pt" style:font-weight-asian="bold" style:font-weight-complex="bold"/>
    </style:style>
    <style:style style:name="T30" style:family="text">
      <style:text-properties style:text-position="sub 58%" style:font-name="Manjari Bold" fo:font-weight="bold" officeooo:rsid="000fd880" style:font-size-asian="16pt" style:font-weight-asian="bold" style:font-weight-complex="bold"/>
    </style:style>
    <style:style style:name="T31" style:family="text">
      <style:text-properties style:text-position="0% 100%" style:font-name="Chilanka" fo:font-weight="bold" officeooo:rsid="000fd880" style:font-size-asian="16pt" style:font-weight-asian="bold" style:font-weight-complex="bold"/>
    </style:style>
    <style:style style:name="T32" style:family="text">
      <style:text-properties style:text-position="0% 100%" style:font-name="Ubuntu" fo:font-weight="bold" officeooo:rsid="000fd880" style:font-size-asian="16pt" style:font-weight-asian="bold" style:font-weight-complex="bold"/>
    </style:style>
    <style:style style:name="T33" style:family="text">
      <style:text-properties style:text-position="0% 100%" style:font-name="Manjari Bold" fo:font-weight="bold" officeooo:rsid="000fd880" style:font-size-asian="16pt" style:font-weight-asian="bold" style:font-weight-complex="bold"/>
    </style:style>
    <style:style style:name="T34" style:family="text">
      <style:text-properties officeooo:rsid="0011f428"/>
    </style:style>
    <style:style style:name="T35" style:family="text">
      <style:text-properties style:font-name="Manjari Bold"/>
    </style:style>
    <style:style style:name="T36" style:family="text">
      <style:text-properties style:font-name="Manjari Bold" fo:font-weight="bold" officeooo:rsid="0008247c" style:font-size-asian="16pt" style:font-weight-asian="bold" style:font-weight-complex="bold"/>
    </style:style>
    <style:style style:name="T37" style:family="text">
      <style:text-properties style:font-name="Manjari Bold" fo:font-weight="bold" officeooo:rsid="000fd880" style:font-size-asian="16pt" style:font-weight-asian="bold" style:font-weight-complex="bold"/>
    </style:style>
    <style:style style:name="T38" style:family="text">
      <style:text-properties style:font-name="Ubuntu" fo:font-weight="bold" officeooo:rsid="000fd880" style:font-size-asian="16pt" style:font-weight-asian="bold" style:font-weight-complex="bold"/>
    </style:style>
    <style:style style:name="T39" style:family="text">
      <style:text-properties fo:font-size="16pt" style:font-size-asian="16pt" style:font-size-complex="16pt"/>
    </style:style>
    <style:style style:name="T40" style:family="text">
      <style:text-properties fo:font-size="16pt" officeooo:rsid="0011f428" style:font-size-asian="16pt" style:font-size-complex="16pt"/>
    </style:style>
    <style:style style:name="T41" style:family="text">
      <style:text-properties fo:font-size="16pt" fo:font-style="normal" style:text-underline-style="none" style:font-size-asian="16pt" style:font-style-asian="normal" style:font-size-complex="16pt" style:font-style-complex="normal"/>
    </style:style>
    <style:style style:name="T42" style:family="text">
      <style:text-properties fo:font-size="16pt" fo:font-style="normal" style:text-underline-style="none" officeooo:rsid="00113b1a" style:font-size-asian="16pt" style:font-style-asian="normal" style:font-size-complex="16pt" style:font-style-complex="normal"/>
    </style:style>
    <style:style style:name="T43" style:family="text">
      <style:text-properties fo:font-size="16pt" fo:font-style="normal" style:text-underline-style="none" officeooo:rsid="0005ab1d" style:font-size-asian="16pt" style:font-style-asian="normal" style:font-size-complex="16pt" style:font-style-complex="normal"/>
    </style:style>
    <style:style style:name="T44" style:family="text">
      <style:text-properties fo:font-size="16pt" fo:font-style="normal" style:text-underline-style="none" officeooo:rsid="00095bbb" style:font-size-asian="16pt" style:font-style-asian="normal" style:font-size-complex="16pt" style:font-style-complex="normal"/>
    </style:style>
    <style:style style:name="T45" style:family="text">
      <style:text-properties fo:font-size="16pt" fo:font-style="normal" style:text-underline-style="none" officeooo:rsid="0011f428" style:font-size-asian="16pt" style:font-style-asian="normal" style:font-size-complex="16pt" style:font-style-complex="normal"/>
    </style:style>
    <style:style style:name="T46" style:family="text">
      <style:text-properties fo:font-size="16pt" fo:font-weight="bold" style:font-size-asian="16pt" style:font-weight-asian="bold" style:font-size-complex="16pt" style:font-weight-complex="bold"/>
    </style:style>
    <style:style style:name="T47" style:family="text">
      <style:text-properties fo:font-size="16pt" fo:font-weight="bold" officeooo:rsid="000d7434" style:font-size-asian="16pt" style:font-weight-asian="bold" style:font-size-complex="16pt" style:font-weight-complex="bold"/>
    </style:style>
    <style:style style:name="T48" style:family="text">
      <style:text-properties fo:font-size="16pt" fo:font-weight="bold" officeooo:rsid="00113b1a" style:font-size-asian="16pt" style:font-weight-asian="bold" style:font-size-complex="16pt" style:font-weight-complex="bold"/>
    </style:style>
    <style:style style:name="T49" style:family="text">
      <style:text-properties fo:font-size="16pt" fo:font-weight="bold" officeooo:rsid="000692ae" style:font-size-asian="16pt" style:font-weight-asian="bold" style:font-size-complex="16pt" style:font-weight-complex="bold"/>
    </style:style>
    <style:style style:name="T50" style:family="text">
      <style:text-properties fo:font-size="16pt" officeooo:rsid="0011f428" style:font-size-asian="14pt" style:font-size-complex="16pt"/>
    </style:style>
    <style:style style:name="T51" style:family="text">
      <style:text-properties fo:font-weight="bold" style:font-size-asian="16pt" style:font-weight-asian="bold" style:font-weight-complex="bold"/>
    </style:style>
    <style:style style:name="T52" style:family="text">
      <style:text-properties fo:font-weight="bold" officeooo:rsid="000e421b" style:font-size-asian="16pt" style:font-weight-asian="bold" style:font-weight-complex="bold"/>
    </style:style>
    <style:style style:name="T53" style:family="text">
      <style:text-properties fo:font-weight="bold" officeooo:rsid="00113b1a" style:font-size-asian="16pt" style:font-weight-asian="bold" style:font-weight-complex="bold"/>
    </style:style>
    <style:style style:name="T54" style:family="text">
      <style:text-properties fo:font-weight="bold" officeooo:rsid="000c5206" style:font-size-asian="16pt" style:font-weight-asian="bold" style:font-weight-complex="bold"/>
    </style:style>
    <style:style style:name="T55" style:family="text">
      <style:text-properties fo:font-size="22pt" style:font-size-asian="22pt" style:font-size-complex="22pt"/>
    </style:style>
    <style:style style:name="T56" style:family="text">
      <style:text-properties fo:font-size="22pt" fo:font-style="italic" style:text-underline-style="solid" style:text-underline-width="auto" style:text-underline-color="font-color" style:font-size-asian="22pt" style:font-style-asian="italic" style:font-size-complex="22pt" style:font-style-complex="italic"/>
    </style:style>
    <style:style style:name="T57" style:family="text">
      <style:text-properties style:font-name="Lohit Devanagari"/>
    </style:style>
    <style:style style:name="T58" style:family="text">
      <style:text-properties style:font-name="Lohit Devanagari" fo:font-size="22pt" fo:font-style="italic" style:text-underline-style="solid" style:text-underline-width="auto" style:text-underline-color="font-color" style:font-size-asian="22pt" style:font-style-asian="italic" style:font-size-complex="22pt" style:font-style-complex="italic"/>
    </style:style>
    <style:style style:name="T59" style:family="text">
      <style:text-properties style:font-name="Lohit Devanagari" fo:font-size="22pt" style:font-size-asian="22pt" style:font-size-complex="22pt"/>
    </style:style>
    <style:style style:name="T60" style:family="text">
      <style:text-properties style:font-name="Lohit Devanagari" fo:font-size="18pt" fo:font-style="italic" style:text-underline-style="solid" style:text-underline-width="auto" style:text-underline-color="font-color" style:font-size-asian="18pt" style:font-style-asian="italic" style:font-size-complex="18pt" style:font-style-complex="italic"/>
    </style:style>
    <style:style style:name="T61" style:family="text">
      <style:text-properties style:font-name="Lohit Devanagari"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62" style:family="text">
      <style:text-properties style:font-name="Lohit Devanagari" fo:font-size="24pt" fo:font-style="italic" style:text-underline-style="solid" style:text-underline-width="auto" style:text-underline-color="font-color" style:font-size-asian="24pt" style:font-style-asian="italic" style:font-size-complex="24pt" style:font-style-complex="italic"/>
    </style:style>
    <style:style style:name="T63" style:family="text">
      <style:text-properties style:font-name="Lohit Devanagari"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64" style:family="text">
      <style:text-properties style:font-name="Lohit Devanagari" fo:font-size="24pt" style:font-size-asian="24pt" style:font-size-complex="24pt"/>
    </style:style>
    <style:style style:name="T65" style:family="text">
      <style:text-properties fo:font-size="24pt" style:font-size-asian="24pt" style:font-size-complex="24pt"/>
    </style:style>
    <style:style style:name="T66" style:family="text">
      <style:text-properties fo:font-size="24pt" fo:font-style="italic" style:text-underline-style="solid" style:text-underline-width="auto" style:text-underline-color="font-color" style:font-size-asian="24pt" style:font-style-asian="italic" style:font-size-complex="24pt" style:font-style-complex="italic"/>
    </style:style>
    <style:style style:name="T67" style:family="text">
      <style:text-properties fo:color="#ce181e"/>
    </style:style>
    <style:style style:name="T68" style:family="text">
      <style:text-properties fo:color="#ce181e" style:font-name="Lohit Devanagari"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69" style:family="text">
      <style:text-properties fo:color="#ce181e" style:font-name="Lohit Devanagari" fo:font-size="24pt" fo:font-style="italic" style:text-underline-style="solid" style:text-underline-width="auto" style:text-underline-color="font-color" style:font-size-asian="24pt" style:font-style-asian="italic" style:font-size-complex="24pt" style:font-style-complex="italic"/>
    </style:style>
    <style:style style:name="T70" style:family="text">
      <style:text-properties fo:color="#ce181e" style:font-name="Lohit Devanagari" fo:font-size="24pt" style:font-size-asian="24pt" style:font-size-complex="24pt"/>
    </style:style>
    <style:style style:name="T71" style:family="text">
      <style:text-properties fo:color="#ce181e" style:font-name="Lohit Devanagari" fo:font-size="22pt" fo:font-style="italic" style:text-underline-style="solid" style:text-underline-width="auto" style:text-underline-color="font-color" style:font-size-asian="22pt" style:font-style-asian="italic" style:font-size-complex="22pt" style:font-style-complex="italic"/>
    </style:style>
    <style:style style:name="T72" style:family="text">
      <style:text-properties fo:color="#ce181e" style:font-name="Lohit Devanagari" fo:font-size="22pt" style:font-size-asian="22pt" style:font-size-complex="22pt"/>
    </style:style>
    <style:style style:name="T73" style:family="text">
      <style:text-properties fo:color="#ce181e" fo:font-size="16pt" fo:font-style="normal" style:text-underline-style="none" style:font-size-asian="16pt" style:font-style-asian="normal" style:font-size-complex="16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LSI Lab Assignment – <text:span text:style-name="T27">3</text:span></text:p>
      <text:p text:style-name="P6">Avinash Prabhu</text:p>
      <text:p text:style-name="P7">(20181020<text:span text:style-name="T34">27</text:span>)</text:p>
      <text:p text:style-name="P1"/>
      <text:p text:style-name="P2"><text:span text:style-name="T71">Aim And Objective</text:span><text:span text:style-name="T72"> :</text:span><text:span text:style-name="T55"> </text:span><text:span text:style-name="T3"><text:s/></text:span><text:span text:style-name="T36">To understand the working of </text:span><text:span text:style-name="T37">digital VLSI adders</text:span><text:span text:style-name="T36"> in electronic circuits like </text:span><text:span text:style-name="T37">Full Adders ,Ripple adders ,Look Ahead carry adder</text:span><text:span text:style-name="T36"> using the Xilinx and Cadence tools. </text:span></text:p>
      <text:p text:style-name="P4"/>
      <text:p text:style-name="P4"/>
      <text:p text:style-name="P3"><text:span text:style-name="T69">Introduction</text:span><text:span text:style-name="T70"> </text:span><text:span text:style-name="T67">: </text:span><text:span text:style-name="T37">Full adder consists of three inputs two input bits a ,b and a carry bit ‘c</text:span><text:span text:style-name="T30">i-1</text:span><text:span text:style-name="T37">’. It produces two outputs namely Sum ‘S’ and carry ‘C</text:span><text:span text:style-name="T30">i</text:span><text:span text:style-name="T33">’. This when cascaded four times produces the 4-bit Ripple carry adder. In this adder the input of the ith carry waits for the output of the i-1 th carry hence there is delay in the propogation of the signal and hence this may be the most important drawback <text:s text:c="2"/>in these kind of adders where in we get the minimum number <text:s/>of gates possibly required for the creation of a 4-bit adder but we have to trade of with the time delay requires inthe process. Wherea in the case of the Carry look ahead adder we can compute all the carry simultaneously and hence the major trade off for the ripple adder can be coverd up inthe carry look ahead adder ahnd hence we minimise the number of minterms required in the process by utilising the fact that every function can be simplified to its minterms form and hence we use maximum and the thing that we sacrifice in this case becomes the area or you call t the number of gates we use for calculating the sum but the trade off helps us to reduce the delay time to the minimum possible value so that we can compute our sum in the shortest possible path.</text:span><text:span text:style-name="T37"> <text:s/></text:span></text:p>
      <text:p text:style-name="P8"/>
      <text:p text:style-name="P8"/>
      <text:p text:style-name="P8"><text:span text:style-name="T70">Procedure :</text:span><text:span text:style-name="T73"> </text:span><text:span text:style-name="T45">In </text:span><text:span text:style-name="T41">this assignment , we begin with writing basic verilog codes for </text:span><text:span text:style-name="T42">the one <text:s/>bit full adder and then we call this same </text:span><text:soft-page-break/><text:span text:style-name="T42">function four times to generate the required function for the four bit ripple adder and then we concatenate the two 4 bit ripple adders inorder to generate the required function for the given 16 bit adder. After this we write the verilog code for the four bit carry look ahead adder and then we concatenate two such functions of this type to get the required 16 bit Carry Look Adder. Then we </text:span><text:span text:style-name="T41">generate the RTL schematics </text:span><text:span text:style-name="T42">from Xilinx</text:span><text:span text:style-name="T41"> . We then write the code for the corresponding test benches to </text:span><text:span text:style-name="T43">simulate the codes written and </text:span><text:span text:style-name="T41">generate the timing diagrams . I have included the RTL schematics and Timing diagrams from </text:span><text:span text:style-name="T43">Xilinx</text:span><text:span text:style-name="T41"> in my folders . </text:span><text:span text:style-name="T44">Then we also run our code on Spartan 3E boards hence we create a constraints file and implement our design to see the area ,power and timing reports.</text:span></text:p>
      <text:p text:style-name="P12"><text:s/>Then we open cadence and generate snapshots in order to <text:span text:style-name="T23">simulate timing </text:span><text:s/>waveforms . I have also included the corresponding timing diagrams <text:span text:style-name="T23">screenshots</text:span> in my folders . </text:p>
      <text:p text:style-name="P12">We then edit the rc_script file in order to run genus for that specific code . After that we run genus . In genus we take screenshots of the <text:span text:style-name="T23">RTL schematic that is generated </text:span>. Running genus also generates various files such as the area , power , timing report and netlists . We then save these files and I have included all <text:span text:style-name="T26">these files in my folders . </text:span></text:p>
      <text:p text:style-name="P13">We then run innovus . From innovus we get the <text:span text:style-name="T24">layout</text:span> diagram . We also get the file we send to the fabrication station <text:span text:style-name="T24">(enc)</text:span>. We also generate the area , power and timing diagrams which I have included in my folders.</text:p>
      <text:p text:style-name="P20"/>
      <text:p text:style-name="P21"/>
      <text:p text:style-name="P11"><text:span text:style-name="T69">Results And Discussion</text:span><text:span text:style-name="T70"> :</text:span> <text:span text:style-name="T46">We became familiar with the usage of xilinx and its features . We now know how to write verilog codes </text:span><text:span text:style-name="T47">using function call </text:span><text:span text:style-name="T46">and generate the <text:s/>RTL schematics and timing diagram . Through this , it becomes very easy to see the gate level implementation of </text:span><text:span text:style-name="T48">Full Adder, the carry look ahead adder and the rippple adders</text:span><text:span text:style-name="T46"> through the RTL schematics . It also becomes very easy to </text:span><text:span text:style-name="T47">find </text:span><text:span text:style-name="T46">the relation between the various inputs and outputs through the timing diagrams . </text:span><text:span text:style-name="T49">We also realize the importance of cadence in ASIC level design . Tools like genus help us realize the amount of area </text:span><text:soft-page-break/><text:span text:style-name="T49">our circuit takes and how much power is going to waste . Tools like innovus helps us optimize our circuit </text:span><text:span text:style-name="T47">layput </text:span><text:span text:style-name="T49">and helps us reduce the area and power wastage in circuits.</text:span></text:p>
      <text:p text:style-name="P15"/>
      <text:p text:style-name="P9"/>
      <text:p text:style-name="P16"><text:span text:style-name="T68">Conclusion</text:span><text:span text:style-name="T70"> : </text:span><text:span text:style-name="T52">The above results make me realise that we can create bigger logic blocks using the smaller ones by just using the functional call which simplifies our process and hence we can create anything very complex and huge by just building upon the available blocks. Also, we find out that optimisation can be made in the code of priority encoder to make it more less power and area consuming and also reduce the input-output delay. The assignment also made realise the importance of modularity and their usage in different tools so that we can optimise our codes and save time. We also created the constraints and bit files of our code to learn its impletation in the Spartan 3e FPGA board. </text:span><text:span text:style-name="T53">This also makes me realise the importance of the gate level design and effort that goes behind in the making of the simple VLSI blocks like the adders and the implementation level differnce that goes behind in making of ripple adder or a carry look ahead adder.</text:span></text:p>
      <text:p text:style-name="P10"/>
      <text:p text:style-name="P10"/>
      <text:p text:style-name="P17"><text:span text:style-name="T69">References </text:span><text:span text:style-name="T70">:</text:span> <text:s text:c="4"/><text:span text:style-name="T51">1 . </text:span><text:span text:style-name="T54">www.google.com</text:span></text:p>
      <text:p text:style-name="P18"><text:s text:c="22"/>2. <text:s/><text:span text:style-name="T7">V</text:span>ideos <text:span text:style-name="T7">uploaded by</text:span> Mayank <text:span text:style-name="T25">and Kunal </text:span>sir on <text:s text:c="26"/>moodle.</text:p>
      <text:p text:style-name="P1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hilanka" svg:font-family="Chilanka" style:font-pitch="variable"/>
    <style:font-face style:name="Lohit Devanagari" svg:font-family="'Lohit Devanagari'"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1155cc" fo:font-size="14pt" style:text-underline-style="solid" style:text-underline-width="auto" style:text-underline-color="font-color" style:font-size-asian="14pt" style:font-size-complex="14pt"/>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fo:font-size="14pt"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fo:font-size="14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fo:font-size="14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fo:font-size="14pt" style:text-underline-style="none"/>
    </style:style>
    <style:style style:name="ListLabel_20_1" style:display-name="ListLabel 1" style:family="text">
      <style:text-properties fo:font-size="18pt" style:text-underline-style="none" fo:font-weight="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4:25:05.440822164</meta:creation-date>
    <dc:date>2019-09-30T18:09:48.880980089</dc:date>
    <meta:editing-duration>PT49M51S</meta:editing-duration>
    <meta:editing-cycles>11</meta:editing-cycles>
    <meta:generator>LibreOffice/6.0.7.3$Linux_X86_64 LibreOffice_project/00m0$Build-3</meta:generator>
    <meta:document-statistic meta:table-count="0" meta:image-count="0" meta:object-count="0" meta:page-count="3" meta:paragraph-count="13" meta:word-count="900" meta:character-count="4990" meta:non-whitespace-character-count="4036"/>
  </office:meta>
</office:document-meta>
</file>